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20-21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TROUBLEMAKING OF SHEBA (20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TROUBLEMAKING OF SHEBA (20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Sheba's uprising (20:1-1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Sheba's uprising (20:1-13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Sheba's conspiracy (20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avid's concern (20:3-7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Joab's cruelty (20:8-1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THE TROUBLEMAKING OF SHEBA (20:1-2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Sheba's uprising (20:1-13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Sheba's undoing (20:14-2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Sheba's undoing (20:14-2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he war against Abel (20:14-15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wise woman of Abel (20:16-22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TROUBLEMAKING OF SHEBA (20:1-22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heba's uprising (20:1-13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heba's undoing (20:14-22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2 SAMUEL 20-21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THE TROUBLEMAKING OF SHEBA (20:1-2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THE TALLY OF LEADERS (20:23-26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TRANSGRESSION OF SAUL (21:1-14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TRANSGRESSION OF SAUL (21:1-14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problem (21:1-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plan (21:3-9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The plan (21:3-9)<text:s text:c="1"/></text:span><text:span text:style-name="a548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David's meeting (21:3-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David's mercy (21:7-9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2-tx-Title-and-Text" presentation:presentation-page-layout-name="Master1-PPL12" draw:id="Slide-265">
        <draw:frame draw:id="id101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THE TRANSGRESSION OF SAUL (21:1-14)<text:s text:c="1"/></text:span><text:span text:style-name="a563" text:class-names=""/></text:p>
          </draw:text-box>
          <svg:title/>
          <svg:desc/>
        </draw:frame>
        <draw:frame draw:id="id102" presentation:style-name="a578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problem (21:1-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plan (21:3-9)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><text:s text:c="1"/>The protective mother (21:10-14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/></text:p>
              </text:list-item>
            </text:list>
          </draw:text-box>
          <svg:title/>
          <svg:desc/>
        </draw:frame>
      </draw:page>
      <draw:page draw:name="Slide11" draw:style-name="a579" draw:master-page-name="Master1-Layout12-tx-Title-and-Text" presentation:presentation-page-layout-name="Master1-PPL12" draw:id="Slide-266">
        <draw:frame draw:id="id103" presentation:style-name="a583" draw:name="Title 1" svg:x="1.38in" svg:y="0.4in" svg:width="10.6in" svg:height="1.44965in" presentation:class="title" presentation:placeholder="false">
          <draw:text-box>
            <text:p text:style-name="a582" text:class-names="" text:cond-style-name=""><text:span text:style-name="a580" text:class-names="">2 SAMUEL 20-21</text:span><text:span text:style-name="a581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THE TROUBLEMAKING OF SHEBA (20:1-2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TALLY OF LEADERS (20:23-2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TRANSGRESSION OF SAUL (21:1-14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TRIUMPHS OF THE FOUR (21:15-2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20-21</dc:title>
    <meta:initial-creator>David STRICKLAND</meta:initial-creator>
    <dc:creator>David STRICKLAND</dc:creator>
    <meta:creation-date>2020-02-24T10:49:38Z</meta:creation-date>
    <dc:date>2020-02-24T10:49:39Z</dc:date>
    <meta:template xlink:href="BibleStudy" xlink:type="simple"/>
    <meta:editing-cycles>1</meta:editing-cycles>
    <meta:editing-duration>PT0S</meta:editing-duration>
    <meta:document-statistic meta:paragraph-count="36" meta:word-count="227"/>
  </office:meta>
</office:document-meta>
</file>